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PINEDO ALEGRIA GILMA YRASEM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GILMA YRASEMA PINEDO ALEGRI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NORIEGA VALERA HECT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GALLINA BB ROJA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7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8234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6T22:45:09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